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Text_20_body">
      <style:text-properties officeooo:rsid="005aa0e1" officeooo:paragraph-rsid="005aa0e1"/>
    </style:style>
    <style:style style:name="P6" style:family="paragraph" style:parent-style-name="Text_20_body" style:list-style-name="L1">
      <style:text-properties officeooo:rsid="005aa0e1" officeooo:paragraph-rsid="005aa0e1"/>
    </style:style>
    <style:style style:name="P7" style:family="paragraph" style:parent-style-name="Text_20_body" style:list-style-name="L2">
      <style:text-properties officeooo:rsid="005aa0e1" officeooo:paragraph-rsid="005aa0e1"/>
    </style:style>
    <style:style style:name="P8" style:family="paragraph" style:parent-style-name="Text_20_body">
      <style:text-properties officeooo:rsid="00585851" officeooo:paragraph-rsid="005abb9c"/>
    </style:style>
    <style:style style:name="P9" style:family="paragraph" style:parent-style-name="Text_20_body">
      <style:text-properties officeooo:paragraph-rsid="005abb9c"/>
    </style:style>
    <style:style style:name="P10" style:family="paragraph" style:parent-style-name="DocHeading1">
      <style:text-properties officeooo:rsid="00552f1e" officeooo:paragraph-rsid="00552f1e"/>
    </style:style>
    <style:style style:name="P11" style:family="paragraph" style:parent-style-name="DocHeading1">
      <style:text-properties officeooo:rsid="0057c3fb" officeooo:paragraph-rsid="0057c3fb"/>
    </style:style>
    <style:style style:name="P12" style:family="paragraph" style:parent-style-name="DocHeading1">
      <style:text-properties officeooo:rsid="00585851" officeooo:paragraph-rsid="005abb9c"/>
    </style:style>
    <style:style style:name="P13" style:family="paragraph" style:parent-style-name="DocHeading2">
      <style:text-properties officeooo:rsid="00552f1e" officeooo:paragraph-rsid="00552f1e"/>
    </style:style>
    <style:style style:name="P14" style:family="paragraph" style:parent-style-name="DocHeading2">
      <style:text-properties officeooo:rsid="00585851" officeooo:paragraph-rsid="005abb9c"/>
    </style:style>
    <style:style style:name="P15" style:family="paragraph" style:parent-style-name="DocHeading3">
      <style:text-properties officeooo:paragraph-rsid="005abb9c"/>
    </style:style>
    <style:style style:name="P16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aa0e1"/>
    </style:style>
    <style:style style:name="T4" style:family="text">
      <style:text-properties officeooo:rsid="005abb9c"/>
    </style:style>
    <style:style style:name="T5" style:family="text">
      <style:text-properties officeooo:rsid="00597de7"/>
    </style:style>
    <style:style style:name="T6" style:family="text">
      <style:text-properties officeooo:rsid="005b369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16"><text:title>Wave Directions</text:title></text:p>
      <text:h text:style-name="P10" text:outline-level="1">Result</text:h>
      <text:p text:style-name="P5">The wave directions is a list of wave directions used in the analysis. <text:s/>This essentially repeats back the list of directions the user input for the analysis. <text:s/>The output provides two useful things:</text:p>
      <text:list xml:id="list10778140501" text:style-name="L1">
        <text:list-item>
          <text:p text:style-name="P6">The direction list confirms the inputs the user specified.</text:p>
        </text:list-item>
        <text:list-item>
          <text:p text:style-name="P6">The direction list shows the sequence of wave directions used. <text:s/>This is important because oFreq will not list the wave direction in subsequent outputs. <text:s/>Other outputs are simply stored under folders. <text:s/>Each folder represents a single wave direction. <text:s/>Folders are just numbered in sequence. <text:s/>Folder “d1” corresponds to the first wave direction in the list; folder “d2” corresponds to the second direction in the list, and so on.</text:p>
        </text:list-item>
      </text:list>
      <text:h text:style-name="P13" text:outline-level="2">Units of Measurement</text:h>
      <text:p text:style-name="P5">Wave directions are measured in units of radians, positive counter-clockwise. <text:s/>All wave directions are measured in the global coordinate system. <text:s/>A direction of zero radians points to True North.</text:p>
      <text:h text:style-name="P10" text:outline-level="1">Assumptions / <text:span text:style-name="T4">Limitations</text:span></text:h>
      <text:p text:style-name="P5">The output of wave directions makes the following simple assumptions.</text:p>
      <text:list xml:id="list2268201871" text:style-name="L2">
        <text:list-item>
          <text:p text:style-name="P7">At least one wave direction was entered for the analysis.</text:p>
        </text:list-item>
      </text:list>
      <text:h text:style-name="P11" text:outline-level="1"><text:span text:style-name="T3">Variable </text:span>Dependencies</text:h>
      <text:p text:style-name="P5">The list of wave directions does not depend on any other variable in the analysis. <text:s/>It is an independent variable.</text:p>
      <text:h text:style-name="P10" text:outline-level="1">Derivation</text:h>
      <text:p text:style-name="P5">No derivation is necessary. <text:s/>The list of wave directions is an input provided by the user.</text:p>
      <text:h text:style-name="P12" text:outline-level="1">Application to Custom Motion Models</text:h>
      <text:p text:style-name="P8"><text:span text:style-name="T4">The list of wave directions does not depend on the motion model applied. <text:s/>This output remains valid for </text:span><text:soft-page-break/><text:span text:style-name="T4">any motion model.</text:span></text:p>
      <text:h text:style-name="P12" text:outline-level="1"><text:bookmark-start text:name="__RefHeading__92_63350455"/>Response Amplitude Operator (RAO)<text:bookmark-end text:name="__RefHeading__92_63350455"/></text:h>
      <text:p text:style-name="P9"><text:span text:style-name="T5">Most of the outputs are presented in two formats: <text:s/>the absolute value, and a response amplitude operator (RAO). <text:s/>The RAO gives the relative output for the given input. <text:s/>This can be useful when comparing the performance of the body on a general basis, independent of the given seastate. <text:s/>However, calculation of an RAO is not consistent through the industry or even from one input to the next. <text:s/>Section </text:span><text:span text:style-name="T5"><text:bookmark-ref text:reference-format="number" text:ref-name="__RefHeading__92_63350455">6</text:bookmark-ref></text:span><text:span text:style-name="T5"> addresses this by describing the exact calculation method of the RAO for each output.</text:span></text:p>
      <text:h text:style-name="P14" text:outline-level="2">RAO Calculation</text:h>
      <text:p text:style-name="P9"><text:span text:style-name="T4">The list of wave directions has no significance when calculated as an RAO. <text:s/>No RAO's are calculated for the list of wave directio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T04-0050.0001_wave_directions.odt</text:file-name></text:span><text:tab/> <text:a xlink:type="simple" xlink:href="http://www.dmsonline.us/"><text:span text:style-name="MT1">www.dmsonline.us</text:span></text:a><text:tab/>Page <text:page-number text:select-page="current">2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T04-0050.0001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16T21:43:35</meta:creation-date>
    <meta:editing-cycles>3</meta:editing-cycles>
    <meta:editing-duration>P0D</meta:editing-duration>
    <dc:description>Output of the wave directions</dc:description>
    <dc:subject>T04-0050.0001</dc:subject>
    <dc:title>Wave Directions</dc:title>
    <dc:date>2014-04-18T08:52:43</dc:date>
    <meta:document-statistic meta:table-count="0" meta:image-count="0" meta:object-count="0" meta:page-count="2" meta:paragraph-count="24" meta:word-count="365" meta:character-count="2271" meta:non-whitespace-character-count="1915"/>
    <meta:user-defined meta:name="Info 1"/>
    <meta:user-defined meta:name="Info 2"/>
    <meta:user-defined meta:name="Info 3"/>
    <meta:user-defined meta:name="Info 4"/>
  </office:meta>
</office:document-meta>
</file>